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Spl/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4-05-2006</text:date>, <text:time>20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05-04T20:53:38</meta:creation-date>
    <dc:creator>Thomas Holm Hansen</dc:creator>
    <dc:date>2006-05-04T20:59:39</dc:date>
    <dc:language>da-DK</dc:language>
    <meta:editing-cycles>2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table-count="3" meta:cell-count="20"/>
  </office:meta>
</office:document-meta>
</file>